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Sheet1" table:style-name="ta1">
        <table:table-row>
          <table:table-cell office:value-type="string">
            <text:p>### Database Overview</text:p>
          </table:table-cell>
        </table:table-row>
        <table:table-row>
          <table:table-cell office:value-type="string">
            <text:p/>
          </table:table-cell>
        </table:table-row>
        <table:table-row>
          <table:table-cell office:value-type="string">
            <text:p>Databases are essential systems used to store, retrieve, and manage data efficiently. They are foundational to applications and systems across various domains, enabling structured and unstructured data to be organized and accessed reliably.</text:p>
          </table:table-cell>
        </table:table-row>
        <table:table-row>
          <table:table-cell office:value-type="string">
            <text:p/>
          </table:table-cell>
        </table:table-row>
        <table:table-row>
          <table:table-cell office:value-type="string">
            <text:p>#### Key Features of Databases</text:p>
          </table:table-cell>
        </table:table-row>
        <table:table-row>
          <table:table-cell office:value-type="string">
            <text:p/>
          </table:table-cell>
        </table:table-row>
        <table:table-row>
          <table:table-cell office:value-type="string">
            <text:p>1. Data Organization:</text:p>
          </table:table-cell>
        </table:table-row>
        <table:table-row>
          <table:table-cell office:value-type="string">
            <text:p><text:s text:c="3"/>- Enables the methodical arrangement of data into structures such as tables, documents, or graphs, optimizing accessibility and management.</text:p>
          </table:table-cell>
        </table:table-row>
        <table:table-row>
          <table:table-cell office:value-type="string">
            <text:p/>
          </table:table-cell>
        </table:table-row>
        <table:table-row>
          <table:table-cell office:value-type="string">
            <text:p>2. Transaction Management:</text:p>
          </table:table-cell>
        </table:table-row>
        <table:table-row>
          <table:table-cell office:value-type="string">
            <text:p><text:s text:c="3"/>- Supports consistent transaction processing governed by ACID (Atomicity, Consistency, Isolation, Durability) principles, ensuring data integrity and consistency.</text:p>
          </table:table-cell>
        </table:table-row>
        <table:table-row>
          <table:table-cell office:value-type="string">
            <text:p/>
          </table:table-cell>
        </table:table-row>
        <table:table-row>
          <table:table-cell office:value-type="string">
            <text:p>3. Security:</text:p>
          </table:table-cell>
        </table:table-row>
        <table:table-row>
          <table:table-cell office:value-type="string">
            <text:p><text:s text:c="3"/>- Implements robust mechanisms including authentication, authorization, and encryption to safeguard data from unauthorized access and potential breaches.</text:p>
          </table:table-cell>
        </table:table-row>
        <table:table-row>
          <table:table-cell office:value-type="string">
            <text:p/>
          </table:table-cell>
        </table:table-row>
        <table:table-row>
          <table:table-cell office:value-type="string">
            <text:p>4. Concurrency Control:</text:p>
          </table:table-cell>
        </table:table-row>
        <table:table-row>
          <table:table-cell office:value-type="string">
            <text:p><text:s text:c="3"/>- Facilitates simultaneous data operations by multiple users while maintaining data consistency and avoiding conflicts.</text:p>
          </table:table-cell>
        </table:table-row>
        <table:table-row>
          <table:table-cell office:value-type="string">
            <text:p/>
          </table:table-cell>
        </table:table-row>
        <table:table-row>
          <table:table-cell office:value-type="string">
            <text:p>5. Scalability:</text:p>
          </table:table-cell>
        </table:table-row>
        <table:table-row>
          <table:table-cell office:value-type="string">
            <text:p><text:s text:c="3"/>- Enhances capacity to handle increasing workloads, either by upgrading existing infrastructure (vertical scaling) or distributing the load across additional systems (horizontal scaling).</text:p>
          </table:table-cell>
        </table:table-row>
        <table:table-row>
          <table:table-cell office:value-type="string">
            <text:p/>
          </table:table-cell>
        </table:table-row>
        <table:table-row>
          <table:table-cell office:value-type="string">
            <text:p>6. Backup and Recovery:</text:p>
          </table:table-cell>
        </table:table-row>
        <table:table-row>
          <table:table-cell office:value-type="string">
            <text:p><text:s text:c="3"/>- Offers comprehensive solutions for data backup and restoration, ensuring data preservation in the event of system failures or data loss.</text:p>
          </table:table-cell>
        </table:table-row>
        <table:table-row>
          <table:table-cell office:value-type="string">
            <text:p/>
          </table:table-cell>
        </table:table-row>
        <table:table-row>
          <table:table-cell office:value-type="string">
            <text:p>### Comparison of Relational Databases vs. NoSQL Databases</text:p>
          </table:table-cell>
        </table:table-row>
        <table:table-row>
          <table:table-cell office:value-type="string">
            <text:p/>
          </table:table-cell>
        </table:table-row>
        <table:table-row>
          <table:table-cell office:value-type="string">
            <text:p>| Feature/Aspect<text:s text:c="12"/>| Relational Databases<text:s text:c="27"/>| NoSQL Databases<text:s text:c="38"/>|</text:p>
          </table:table-cell>
        </table:table-row>
        <table:table-row>
          <table:table-cell office:value-type="string">
            <text:p>|---------------------------|------------------------------------------------|------------------------------------------------------|</text:p>
          </table:table-cell>
        </table:table-row>
        <table:table-row>
          <table:table-cell office:value-type="string">
            <text:p>| Data Model<text:s text:c="12"/>| Uses structured tables with predefined schemas | Employs flexible models like documents, key-value pairs, graphs, or columns |</text:p>
          </table:table-cell>
        </table:table-row>
        <table:table-row>
          <table:table-cell office:value-type="string">
            <text:p>| Scalability<text:s text:c="11"/>| Typically scales vertically<text:s text:c="20"/>| Optimized for horizontal scalability in distributed environments |</text:p>
          </table:table-cell>
        </table:table-row>
        <table:table-row>
          <table:table-cell office:value-type="string">
            <text:p>| Query Language<text:s text:c="8"/>| SQL (Structured Query Language)<text:s text:c="16"/>| Varies by database type; may use proprietary or API-based languages |</text:p>
          </table:table-cell>
        </table:table-row>
        <table:table-row>
          <table:table-cell office:value-type="string">
            <text:p>| Transactions Support<text:s text:c="2"/>| Strong ACID compliance<text:s text:c="25"/>| BASE properties (Basically Available, Soft state, Eventually consistent) are prevalent |</text:p>
          </table:table-cell>
        </table:table-row>
        <table:table-row>
          <table:table-cell office:value-type="string">
            <text:p>| Performance<text:s text:c="11"/>| Optimized for complex queries on structured data | Excels in performance handling unstructured, large-scale data sets |</text:p>
          </table:table-cell>
        </table:table-row>
        <table:table-row>
          <table:table-cell office:value-type="string">
            <text:p>| Schema Flexibility<text:s text:c="4"/>| Rigid, requiring predefined schemas<text:s text:c="12"/>| Highly flexible, able to accommodate dynamic schema changes |</text:p>
          </table:table-cell>
        </table:table-row>
        <table:table-row>
          <table:table-cell office:value-type="string">
            <text:p>| Use Cases<text:s text:c="13"/>| Suitable for structured data and complex transactional queries | Ideal for big data, real-time analytics, and scenarios demanding high availability |</text:p>
          </table:table-cell>
        </table:table-row>
        <table:table-row>
          <table:table-cell office:value-type="string">
            <text:p>| Examples<text:s text:c="14"/>| MySQL, PostgreSQL, Oracle<text:s text:c="22"/>| MongoDB, Apache Cassandra, Couchbase<text:s text:c="17"/>|</text:p>
          </table:table-cell>
        </table:table-row>
        <table:table-row>
          <table:table-cell office:value-type="string">
            <text:p/>
          </table:table-cell>
        </table:table-row>
        <table:table-row>
          <table:table-cell office:value-type="string">
            <text:p>#### Advantages and Disadvantages</text:p>
          </table:table-cell>
        </table:table-row>
        <table:table-row>
          <table:table-cell office:value-type="string">
            <text:p/>
          </table:table-cell>
        </table:table-row>
        <table:table-row>
          <table:table-cell office:value-type="string">
            <text:p>| Aspect<text:s text:c="21"/>| Relational Database Advantages<text:s text:c="23"/>| Relational Database Disadvantages<text:s text:c="17"/>| NoSQL Database Advantages<text:s text:c="27"/>| NoSQL Database Disadvantages<text:s text:c="25"/>|</text:p>
          </table:table-cell>
        </table:table-row>
        <table:table-row>
          <table:table-cell office:value-type="string">
            <text:p>|----------------------------|------------------------------------------------------|--------------------------------------------------|-----------------------------------------------------|------------------------------------------------------|</text:p>
          </table:table-cell>
        </table:table-row>
        <table:table-row>
          <table:table-cell office:value-type="string">
            <text:p>| Scalability<text:s text:c="12"/>| Effective for moderate to structured data scenarios<text:s text:c="2"/>| Horizontal scaling can be challenging and costly<text:s text:c="2"/>| Excellent scalability in distributed settings<text:s text:c="7"/>| Consistency can be more challenging due to the distributed nature |</text:p>
          </table:table-cell>
        </table:table-row>
        <table:table-row>
          <table:table-cell office:value-type="string">
            <text:p>| Schema Management<text:s text:c="6"/>| Ensures strong data integrity with strict schemas<text:s text:c="4"/>| Less flexibility, making schema evolution complex | Provides extensive flexibility for evolving data models | Absence of schema enforcement can lead to data inconsistency |</text:p>
          </table:table-cell>
        </table:table-row>
        <table:table-row>
          <table:table-cell office:value-type="string">
            <text:p>| Transaction Handling<text:s text:c="3"/>| Reliable for structured, consistent operations<text:s text:c="7"/>| Performance may degrade with high transaction volume | Efficiently manages simple transactions across large datasets | Complex transactions lacking full ACID support can be limited |</text:p>
          </table:table-cell>
        </table:table-row>
        <table:table-row>
          <table:table-cell office:value-type="string">
            <text:p>| Performance<text:s text:c="12"/>| Ideal for detailed and structured data querying<text:s text:c="6"/>| May not perform well with high-volume unstructured data | Optimized for high throughput and dynamic data handling | Complex querying might require intricate designs and indexing |</text:p>
          </table:table-cell>
        </table:table-row>
        <table:table-row>
          <table:table-cell office:value-type="string">
            <text:p>| Flexibility<text:s text:c="12"/>| Suited for stable, predictable data requirements<text:s text:c="5"/>| Less adaptable to rapid structural changes<text:s text:c="8"/>| Supports diverse data structure and type flexibility | Relationship modeling can be cumbersome without relational features |</text:p>
          </table:table-cell>
        </table:table-row>
        <table:table-row>
          <table:table-cell office:value-type="string">
            <text:p/>
          </table:table-cell>
        </table:table-row>
        <table:table-row>
          <table:table-cell office:value-type="string">
            <text:p>This overview and comparison guide you through the essential differences and considerations when choosing between relational and NoSQL databases, helping you align your technology choice with your application's requirements and growth trajectory. For more in-depth assistance or specific implementation strategies, please let me know!</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